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b0d62" officeooo:paragraph-rsid="001b0d62" style:font-size-asian="14pt" style:font-size-complex="14pt"/>
    </style:style>
    <style:style style:name="P4" style:family="paragraph" style:parent-style-name="Standard">
      <style:text-properties fo:font-size="14pt" officeooo:paragraph-rsid="0027381f" style:font-size-asian="14pt" style:font-size-complex="14pt"/>
    </style:style>
    <style:style style:name="P5" style:family="paragraph" style:parent-style-name="Standard">
      <style:text-properties fo:font-size="14pt" officeooo:paragraph-rsid="0029e829" style:font-size-asian="14pt" style:font-size-complex="14pt"/>
    </style:style>
    <style:style style:name="P6" style:family="paragraph" style:parent-style-name="Standard">
      <style:text-properties fo:font-size="14pt" officeooo:paragraph-rsid="002b61dd" style:font-size-asian="14pt" style:font-size-complex="14pt"/>
    </style:style>
    <style:style style:name="P7" style:family="paragraph" style:parent-style-name="Standard">
      <style:text-properties fo:font-size="14pt" officeooo:paragraph-rsid="00275f1e" style:font-size-asian="14pt" style:font-size-complex="14pt"/>
    </style:style>
    <style:style style:name="P8" style:family="paragraph" style:parent-style-name="Standard">
      <style:text-properties fo:font-size="14pt" officeooo:paragraph-rsid="002eb9f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4pt" officeooo:rsid="001b0d62" officeooo:paragraph-rsid="001b0d62" fo:background-color="#dddddd" style:font-size-asian="14pt" style:font-size-complex="14pt"/>
    </style:style>
    <style:style style:name="P11" style:family="paragraph" style:parent-style-name="Standard">
      <style:text-properties fo:font-size="14pt" officeooo:rsid="001b0d62" officeooo:paragraph-rsid="00258396" fo:background-color="#dddddd" style:font-size-asian="14pt" style:font-size-complex="14pt"/>
    </style:style>
    <style:style style:name="P12" style:family="paragraph" style:parent-style-name="Standard">
      <style:text-properties fo:font-size="14pt" fo:background-color="#dddddd" style:font-size-asian="14pt" style:font-size-complex="14pt"/>
    </style:style>
    <style:style style:name="P13" style:family="paragraph" style:parent-style-name="Standard">
      <style:text-properties fo:font-size="20pt" style:font-size-asian="20pt" style:font-size-complex="20pt"/>
    </style:style>
    <style:style style:name="P14" style:family="paragraph" style:parent-style-name="Standard">
      <style:text-properties fo:font-size="16pt" style:font-size-asian="16pt" style:font-size-complex="16pt"/>
    </style:style>
    <style:style style:name="P15" style:family="paragraph" style:parent-style-name="Standard">
      <style:text-properties fo:font-size="16pt" officeooo:rsid="001b0d62" officeooo:paragraph-rsid="001b0d62" style:font-size-asian="16pt" style:font-size-complex="16pt"/>
    </style:style>
    <style:style style:name="T1" style:family="text">
      <style:text-properties officeooo:rsid="0016bf39"/>
    </style:style>
    <style:style style:name="T2" style:family="text">
      <style:text-properties officeooo:rsid="00275f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assignment 1 report</text:p>
      <text:p text:style-name="P9">309605008 黃筱晴</text:p>
      <text:p text:style-name="P2"/>
      <text:p text:style-name="P13">1. 虛擬碼</text:p>
      <text:p text:style-name="P14">(1) 主程式</text:p>
      <text:p text:style-name="P12">int main()</text:p>
      <text:p text:style-name="P12"><text:s text:c="2"/>讀進資料</text:p>
      <text:p text:style-name="P12"><text:s text:c="2"/>for 所有學生：</text:p>
      <text:p text:style-name="P12"><text:s text:c="4"/>for 所有公司：</text:p>
      <text:p text:style-name="P12"><text:s text:c="6"/>判斷學生是否被公司錄取</text:p>
      <text:p text:style-name="P12"><text:s text:c="4"/>end for</text:p>
      <text:p text:style-name="P12"><text:s text:c="4"/>學生從被錄取公司中選錢最多的</text:p>
      <text:p text:style-name="P12"><text:s text:c="2"/>end for</text:p>
      <text:p text:style-name="P12"><text:s text:c="2"/>將所有學生依照ID排序</text:p>
      <text:p text:style-name="P12"><text:s text:c="2"/>for 所有學生：</text:p>
      <text:p text:style-name="P12"><text:s text:c="4"/>輸出答案</text:p>
      <text:p text:style-name="P12"><text:s text:c="2"/>end for</text:p>
      <text:p text:style-name="P12">end</text:p>
      <text:p text:style-name="P2"/>
      <text:p text:style-name="P2"/>
      <text:p text:style-name="P14">(2) 找最大值</text:p>
      <text:p text:style-name="P12">void find_max(arr[], <text:s/>low, <text:s/>high, <text:s/>&amp;max , &amp;max_index)</text:p>
      <text:p text:style-name="P12"><text:s text:c="2"/>if(low == high)</text:p>
      <text:p text:style-name="P12"><text:s text:c="4"/>if(arr[low] &gt; max)</text:p>
      <text:p text:style-name="P12"><text:s text:c="6"/>max = arr[low]</text:p>
      <text:p text:style-name="P12"><text:s text:c="6"/>max_index = low</text:p>
      <text:p text:style-name="P12"><text:s text:c="4"/><text:span text:style-name="T1">end if</text:span></text:p>
      <text:p text:style-name="P12"><text:s text:c="4"/>return</text:p>
      <text:p text:style-name="P12"><text:s text:c="2"/>e<text:span text:style-name="T1">nd if</text:span></text:p>
      <text:p text:style-name="P12"><text:s text:c="2"/>if(high - low == 1)</text:p>
      <text:p text:style-name="P12"><text:s text:c="4"/>if(arr[low] &gt; max)</text:p>
      <text:p text:style-name="P12"><text:s text:c="6"/>max = arr[low]</text:p>
      <text:p text:style-name="P12"><text:s text:c="6"/>max_index = low</text:p>
      <text:p text:style-name="P12"><text:s text:c="4"/><text:span text:style-name="T1">end if</text:span></text:p>
      <text:p text:style-name="P12"><text:s text:c="4"/>if(arr[high] &gt; max)</text:p>
      <text:p text:style-name="P12"><text:s text:c="6"/>max = arr[high]</text:p>
      <text:p text:style-name="P12"><text:s text:c="6"/>max_index = high</text:p>
      <text:p text:style-name="P12"><text:s text:c="4"/><text:span text:style-name="T1">end if</text:span></text:p>
      <text:p text:style-name="P12"><text:s text:c="4"/>return;</text:p>
      <text:p text:style-name="P12"><text:soft-page-break/><text:s text:c="2"/><text:span text:style-name="T1">end if</text:span></text:p>
      <text:p text:style-name="P12"><text:s text:c="2"/>int mid = (low + high) / 2;</text:p>
      <text:p text:style-name="P12"><text:s text:c="2"/>find_max(arr, low, mid, max, max_index)</text:p>
      <text:p text:style-name="P12"><text:s text:c="2"/>find_max(arr, mid+1, high, max, max_index)</text:p>
      <text:p text:style-name="P12">end</text:p>
      <text:p text:style-name="P2"/>
      <text:p text:style-name="P2"/>
      <text:p text:style-name="P15">(3) 排序</text:p>
      <text:p text:style-name="P10">Max = 無限大;</text:p>
      <text:p text:style-name="P10">void Merge(&amp;Array, front, mid, end)</text:p>
      <text:p text:style-name="P10"><text:s text:c="4"/>LeftSub = 複製Array左半邊</text:p>
      <text:p text:style-name="P10"><text:s text:c="4"/>RightSub = 複製Array右半邊</text:p>
      <text:p text:style-name="P10"><text:s text:c="4"/>LeftSub最末端插入Max</text:p>
      <text:p text:style-name="P11"><text:s text:c="4"/>RightSub 最末端插入Max</text:p>
      <text:p text:style-name="P10"><text:s text:c="4"/>int idxLeft = 0</text:p>
      <text:p text:style-name="P10"><text:s text:c="4"/>int idxRight = 0</text:p>
      <text:p text:style-name="P10"><text:s text:c="4"/>for (int i = front; i &lt;= end; i++) </text:p>
      <text:p text:style-name="P10"><text:s text:c="8"/>if (LeftSub[idxLeft] &lt;= RightSub[idxRight] ) </text:p>
      <text:p text:style-name="P10"><text:s text:c="12"/>Array[i] = LeftSub[idxLeft]</text:p>
      <text:p text:style-name="P10"><text:s text:c="12"/>idxLeft++</text:p>
      <text:p text:style-name="P10"><text:s text:c="8"/>end if</text:p>
      <text:p text:style-name="P10"><text:s text:c="8"/>else</text:p>
      <text:p text:style-name="P10"><text:s text:c="12"/>Array[i] = RightSub[idxRight]</text:p>
      <text:p text:style-name="P10"><text:s text:c="12"/>idxRight++</text:p>
      <text:p text:style-name="P10"><text:s text:c="8"/>end else</text:p>
      <text:p text:style-name="P10"><text:s text:c="4"/>end for</text:p>
      <text:p text:style-name="P10">end</text:p>
      <text:p text:style-name="P3"/>
      <text:p text:style-name="P10">void MergeSort(&amp;array, front, end)</text:p>
      <text:p text:style-name="P10"><text:s text:c="4"/>if (front &lt; end) </text:p>
      <text:p text:style-name="P10"><text:s text:c="8"/>int mid = (front + end) / 2</text:p>
      <text:p text:style-name="P10"><text:s text:c="8"/>MergeSort(array, front, mid)</text:p>
      <text:p text:style-name="P10"><text:s text:c="8"/>MergeSort(array, mid + 1, end)</text:p>
      <text:p text:style-name="P10"><text:s text:c="8"/>Merge(array, front, mid, end)</text:p>
      <text:p text:style-name="P10"><text:s text:c="4"/>end if</text:p>
      <text:p text:style-name="P10">end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2. 時間複雜度分析</text:p>
      <text:p text:style-name="P4">設共有N位學生, M間公司。</text:p>
      <text:p text:style-name="P4"/>
      <text:p text:style-name="P8">01行的讀進資料花費O(N)<text:span text:style-name="T2">+O(M)。</text:span></text:p>
      <text:p text:style-name="P8"/>
      <text:p text:style-name="P8">04行的判斷學生是否被公司錄取花費O(1)，</text:p>
      <text:p text:style-name="P8"><text:span text:style-name="T2">故03到05的for迴圈執行完畢共花O(M)</text:span></text:p>
      <text:p text:style-name="P8"/>
      <text:p text:style-name="P5">最壞情形是“所有學生都被所有公司錄取”，</text:p>
      <text:p text:style-name="P5">在最壞情形下，</text:p>
      <text:p text:style-name="P8">06行的最大值選擇花費<text:span text:style-name="T2">Mlg(M)，</text:span></text:p>
      <text:p text:style-name="P8"><text:span text:style-name="T2">故02到07的for迴圈執行完畢共花費N*( O(M)+O(Mlg(M)) ) <text:s/>。</text:span></text:p>
      <text:p text:style-name="P8"/>
      <text:p text:style-name="P8">08行的排序花費O(Nlg(N)) </text:p>
      <text:p text:style-name="P8"/>
      <text:p text:style-name="P8">10行的判斷學生是否被公司錄取花費O(1)，</text:p>
      <text:p text:style-name="P8"><text:span text:style-name="T2">故09到11的for迴圈執行完畢共花O(N)</text:span></text:p>
      <text:p text:style-name="P8"/>
      <text:p text:style-name="P8">合計整個程式的時間複雜度：</text:p>
      <text:p text:style-name="P8">O(N)<text:span text:style-name="T2">+O(M) <text:s/>+ <text:s text:c="2"/>N*O(Mlg(M)) <text:s/>+ O(Nlg(N)) <text:s/>+ O(N) = N*O(Mlg(M)) <text:s/>+ O(Nlg(N))</text:span></text:p>
      <text:p text:style-name="P6"/>
      <text:p text:style-name="P6"/>
      <text:p text:style-name="P6"/>
      <text:p text:style-name="P4"/>
      <text:p text:style-name="P4">01 <text:s text:c="2"/>讀進資料 <text:s text:c="48"/>// O(N)<text:span text:style-name="T2">+O(M)</text:span></text:p>
      <text:p text:style-name="P7">02 <text:s text:c="2"/>for 所有學生： <text:s text:c="37"/>// N*( O(M)<text:span text:style-name="T2">+O(Mlg(M))</text:span> ) = N*<text:span text:style-name="T2">O(Mlg(M))</text:span> </text:p>
      <text:p text:style-name="P4">03 <text:s text:c="4"/>for 所有公司： <text:s text:c="69"/></text:p>
      <text:p text:style-name="P4">04 <text:s text:c="6"/>判斷學生是否被公司錄取</text:p>
      <text:p text:style-name="P4">05 <text:s text:c="4"/>end for</text:p>
      <text:p text:style-name="P4">06 <text:s text:c="4"/>學生從被錄取公司中選錢最多的</text:p>
      <text:p text:style-name="P4">07 <text:s text:c="2"/>end for</text:p>
      <text:p text:style-name="P4">08 <text:s text:c="2"/>將所有學生依照ID排序 <text:s text:c="19"/>// O(Nlg(N)) </text:p>
      <text:p text:style-name="P4">09 <text:s text:c="2"/>for 所有學生： <text:s text:c="37"/>// O(N)</text:p>
      <text:p text:style-name="P4">10 <text:s text:c="4"/>輸出答案</text:p>
      <text:p text:style-name="P4">11 <text:s text:c="2"/>end for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00:07:47.181219154</meta:creation-date>
    <dc:date>2021-03-25T01:21:34.227141113</dc:date>
    <meta:editing-duration>PT1H3M21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555" meta:character-count="2103" meta:non-whitespace-character-count="1406"/>
  </office:meta>
</office:document-meta>
</file>